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language="ca" fo:country="ES" style:font-size-asian="12pt" style:font-size-complex="12pt"/>
    </style:style>
    <style:style style:name="P2" style:family="paragraph" style:parent-style-name="Standard">
      <style:text-properties style:font-name="Verdana" fo:font-size="12pt" fo:language="ca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Verdana" fo:font-size="14pt" fo:language="ca" fo:country="ES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Verdana" fo:font-size="18pt" fo:language="ca" fo:country="ES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Verdana" fo:font-size="12pt" fo:language="ca" fo:country="E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Verdana" fo:font-size="12pt" fo:language="ca" fo:country="ES" fo:font-weight="bold" officeooo:rsid="00010455" officeooo:paragraph-rsid="0001045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Verdana" fo:font-size="12pt" fo:language="ca" fo:country="E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3465a4" loext:opacity="100%" style:font-name="Verdana" fo:font-size="12pt" fo:language="ca" fo:country="ES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3465a4" loext:opacity="100%" style:font-name="Verdana" fo:font-size="12pt" fo:language="ca" fo:country="ES" fo:font-weight="bold" officeooo:rsid="00010455" officeooo:paragraph-rsid="00010455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3465a4" loext:opacity="100%" style:font-name="Verdana" fo:font-size="12pt" fo:language="ca" fo:country="ES" fo:font-weight="bold" officeooo:rsid="00032506" officeooo:paragraph-rsid="00032506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3465a4" loext:opacity="100%" style:font-name="Verdana" fo:font-size="12pt" fo:language="ca" fo:country="ES" fo:font-weight="bold" officeooo:rsid="0004c308" officeooo:paragraph-rsid="0004c308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3465a4" loext:opacity="100%" style:font-name="Verdana" fo:font-size="12pt" fo:language="ca" fo:country="ES" fo:font-weight="bold" officeooo:rsid="0006acc8" officeooo:paragraph-rsid="0006acc8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paragraph-rsid="00032506"/>
    </style:style>
    <style:style style:name="P14" style:family="paragraph" style:parent-style-name="Standard">
      <style:text-properties officeooo:rsid="00032506" officeooo:paragraph-rsid="00032506"/>
    </style:style>
    <style:style style:name="P15" style:family="paragraph" style:parent-style-name="Standard">
      <style:text-properties officeooo:paragraph-rsid="0004c3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04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465a4" loext:opacity="100%" style:font-name="Verdana" fo:font-size="12pt" fo:language="ca" fo:country="ES" fo:font-weight="bold" officeooo:rsid="0003250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fo:color="#3465a4" loext:opacity="100%" style:font-name="Verdana" fo:font-size="12pt" fo:language="ca" fo:country="ES" fo:font-weight="bold" style:font-size-asian="12pt" style:font-weight-asian="bold" style:font-size-complex="12pt" style:font-weight-complex="bold"/>
    </style:style>
    <style:style style:name="T6" style:family="text">
      <style:text-properties fo:color="#3465a4" loext:opacity="100%" style:font-name="Verdana" fo:font-size="12pt" fo:language="ca" fo:country="ES" fo:font-weight="bold" officeooo:rsid="00010455" style:font-size-asian="12pt" style:font-weight-asian="bold" style:font-size-complex="12pt" style:font-weight-complex="bold"/>
    </style:style>
    <style:style style:name="T7" style:family="text">
      <style:text-properties fo:color="#3465a4" loext:opacity="100%" style:font-name="Verdana" fo:font-size="12pt" fo:language="ca" fo:country="ES" fo:font-weight="bold" officeooo:rsid="0004c308" style:font-size-asian="12pt" style:font-weight-asian="bold" style:font-size-complex="12pt" style:font-weight-complex="bold"/>
    </style:style>
    <style:style style:name="T8" style:family="text">
      <style:text-properties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06 2DAW</text:p>
      <text:p text:style-name="P4"/>
      <text:p text:style-name="P4">Prova escrita UF2</text:p>
      <text:p text:style-name="P4"/>
      <text:p text:style-name="P3">Implementar les classes per gestionar un nucli zoològic on resideixen animals salvatges i animals domèstics recuperats de circs, criadors, abandonats, etc.. </text:p>
      <text:p text:style-name="P3"/>
      <text:p text:style-name="P5">PRIMERA PART TEORIA (3 punts)</text:p>
      <text:p text:style-name="P5"/>
      <text:p text:style-name="P5">1.- Explica les coses en comú i diferències entre els tres tipus de col·leccions que tenim a JavaScript actualment. Posa un exemple d'us per cadascun dels tipus.</text:p>
      <text:p text:style-name="P5"/>
      <text:p text:style-name="P9"><text:tab/>3 tipus de coleccions </text:p>
      <text:p text:style-name="P9">arrays, set ,map.</text:p>
      <text:p text:style-name="P9"/>
      <text:p text:style-name="P13"><text:span text:style-name="T6">Array es una llista de objectes ordenats,poden haber repetits,i tenen un index superior o igual a 0 (</text:span><text:span text:style-name="T4">push,pop,unshift</text:span><text:span text:style-name="T6">)</text:span></text:p>
      <text:p text:style-name="P13"><text:span text:style-name="T6"/></text:p>
      <text:p text:style-name="P14"><text:span text:style-name="T6">e</text:span><text:span text:style-name="T5">xemple si tingues una botiga guardaria el stock en un array ja que poden haber repetits</text:span></text:p>
      <text:p text:style-name="P10"/>
      <text:p text:style-name="P9"/>
      <text:p text:style-name="P9">set : es una coleccio de valors on s’itera per ordre insertat , no poden haber repetits </text:p>
      <text:p text:style-name="P9"/>
      <text:p text:style-name="P10">exmple si tingues un llistat de persones les guardaria en un set pq no poden haber repetits</text:p>
      <text:p text:style-name="P9"/>
      <text:p text:style-name="P9">map : es una coleccio desordenada que asocia clau i valor, la clau poty ser qualsevol cosa desde funcions objectes i tipus primitiuis</text:p>
      <text:p text:style-name="P9"/>
      <text:p text:style-name="P15"><text:span text:style-name="T7">la utilizaria per ejemple per guardar tasques</text:span></text:p>
      <text:p text:style-name="P11">clau el titul de una pelicula i el valor els minuts de duracio</text:p>
      <text:p text:style-name="P11"/>
      <text:p text:style-name="P11">‘nom’ : ‘<text:span text:style-name="T8">rentarroba<text:tab/></text:span>’,</text:p>
      <text:p text:style-name="P11">‘duracio : ‘120’ </text:p>
      <text:p text:style-name="P6"/>
      <text:p text:style-name="P5"/>
      <text:p text:style-name="P5">2.- Explica què és la desestructuració de Javascript. Posa un exemple de com la usaries per passar paràmetres a una funció encapsulats en un objecte.</text:p>
      <text:p text:style-name="P8"/>
      <text:p text:style-name="P12"><text:s/>La desestructuracio es una exprecio que permet desempaquetar valors de un array o propietats d’objectes en varias variables</text:p>
      <text:p text:style-name="P5"/>
      <text:p text:style-name="P5">SEGONA PART PROGRAMACIÓ (7 punts)</text:p>
      <text:p text:style-name="P5"/>
      <text:p text:style-name="P1"><text:soft-page-break/><text:span text:style-name="T1">1.- </text:span><text:span text:style-name="T3">Definir Classe</text:span><text:span text:style-name="T1"> Animal</text:span></text:p>
      <text:p text:style-name="P5"/>
      <text:p text:style-name="P5"><text:tab/>codi, nom,espècie, dataNaixement, esperançaDeVida</text:p>
      <text:p text:style-name="P1"><text:span text:style-name="T1"><text:s text:c="8"/></text:span><text:span text:style-name="T3">(paramètre constructor)</text:span><text:span text:style-name="T1"> </text:span></text:p>
      <text:p text:style-name="P5"/>
      <text:p text:style-name="P5"><text:tab/>dataDarreraRevisió(undefined)</text:p>
      <text:p text:style-name="P5"><text:tab/>veterinariResponsabe("PUJOL"), diesEntreRevisions(90) </text:p>
      <text:p text:style-name="P1"><text:span text:style-name="T1"><text:tab/></text:span><text:span text:style-name="T3">(valors per defecte)</text:span></text:p>
      <text:p text:style-name="P5"/>
      <text:p text:style-name="P5"><text:tab/>dataProperaRevisió()</text:p>
      <text:p text:style-name="P1"><text:span text:style-name="T1"><text:tab/></text:span><text:span text:style-name="T3">Retorna un text amb el nom Codi, Nom,Espècie, DataNaixement Data revisió i veterinari responsable.</text:span></text:p>
      <text:p text:style-name="P2"><text:tab/>Calcular data revisió en base als dies i la darrera revisió</text:p>
      <text:p text:style-name="P2"><text:tab/>Si està 'undefined' la posem per d'aquí a 10 dies.</text:p>
      <text:p text:style-name="P2"><text:tab/>Si ha passat la data la posem per d'aquí 3 dies</text:p>
      <text:p text:style-name="P2"/>
      <text:p text:style-name="P5"/>
      <text:p text:style-name="P1"><text:span text:style-name="T1">2.- </text:span><text:span text:style-name="T3">Definir les Classes</text:span><text:span text:style-name="T1"> Animal Salvatge </text:span><text:span text:style-name="T3">i</text:span><text:span text:style-name="T1"> Animal Domèstic </text:span><text:span text:style-name="T3">que hereten d'Animal.</text:span></text:p>
      <text:p text:style-name="P5"/>
      <text:p text:style-name="P5">Els Animals Domèstics han de tenir </text:p>
      <text:p text:style-name="P5"/>
      <text:p text:style-name="P5"><text:tab/>xip, cuidadorExtern</text:p>
      <text:p text:style-name="P1"><text:span text:style-name="T1"><text:tab/></text:span><text:span text:style-name="T3">(paràmetre del constructor)</text:span><text:span text:style-name="T1"> </text:span></text:p>
      <text:p text:style-name="P5"/>
      <text:p text:style-name="P5"><text:tab/>diesEntreRevisions(180)</text:p>
      <text:p text:style-name="P5"/>
      <text:p text:style-name="P1"><text:span text:style-name="T1"><text:tab/>da</text:span><text:span text:style-name="T2">ta</text:span><text:span text:style-name="T1">PerProperaRevisió() </text:span><text:span text:style-name="T3">s'ha de modificar per incorporar al llistat el cuidador extern</text:span></text:p>
      <text:p text:style-name="P2"/>
      <text:p text:style-name="P5">Els Animals Salvatges han de tenir </text:p>
      <text:p text:style-name="P5"/>
      <text:p text:style-name="P5"><text:tab/>zooDeReferencia</text:p>
      <text:p text:style-name="P1"><text:span text:style-name="T3"><text:s text:c="8"/>(paràmetre del constructor)</text:span><text:span text:style-name="T1"> </text:span></text:p>
      <text:p text:style-name="P5"/>
      <text:p text:style-name="P1"><text:span text:style-name="T1"><text:tab/>dataProperaRevisió() </text:span><text:span text:style-name="T3">s'ha de modificar el comportament del mètode, si l'edat és inferior al 50% de l'esperança de vida les revisions s'espaien multiplicant els dies x2</text:span></text:p>
      <text:p text:style-name="P5"/>
      <text:p text:style-name="P5">3.- Una Classe Zoo </text:p>
      <text:p text:style-name="P5"/>
      <text:p text:style-name="P5"><text:tab/>nomZoo, adreça</text:p>
      <text:p text:style-name="P1"><text:span text:style-name="T3"><text:s/><text:tab/>(paràmetre del constructor)</text:span><text:span text:style-name="T1"> </text:span></text:p>
      <text:p text:style-name="P5"><text:tab/>[Col·lecció objectes Animal]</text:p>
      <text:p text:style-name="P5"/>
      <text:p text:style-name="P1"><text:span text:style-name="T1"><text:tab/>registrarAnimals()</text:span><text:span text:style-name="T3"> </text:span></text:p>
      <text:p text:style-name="P2"><text:tab/>rep com paràmetre la col·lecció d'animals i va instanciant els objectes per que quedin dins l'objecte Zoo <text:s text:c="2"/></text:p>
      <text:p text:style-name="P5"/>
      <text:p text:style-name="P5">4.- Definir un literal JSON on carregueu la informació del Zoo i 3 animals salvatges i 3 domèstics amb els valors que han d'anar als constructors. Carregar i parsejar el JSON a JavaScript</text:p>
      <text:p text:style-name="P5"><text:soft-page-break/></text:p>
      <text:p text:style-name="P5">5.- Implementar un mètode a Zoo que generi un llistat amb totes les revisions que estan pendents cridant al mètode DataProperaRevisió()</text:p>
      <text:p text:style-name="P5"/>
      <text:p text:style-name="P5">6.- Instanciar objecte Zoo i usar el seu mètode RegistrarAnimals() per crear tota la col·lecció d'animals a partir del JSON parsejat</text:p>
      <text:p text:style-name="P5"/>
      <text:p text:style-name="P5">7.- Borrar l'objecte on heu parsejat el JSON per alliberar memòria i generar un llistat per programar les revisions dels animals usant el mètode de l'objecte zoo.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H23M15S</meta:editing-duration>
    <meta:editing-cycles>9</meta:editing-cycles>
    <meta:generator>LibreOffice/7.0.4.2$Linux_X86_64 LibreOffice_project/00$Build-2</meta:generator>
    <dc:date>2021-12-13T17:59:54.994278753</dc:date>
    <meta:document-statistic meta:table-count="0" meta:image-count="0" meta:object-count="0" meta:page-count="3" meta:paragraph-count="50" meta:word-count="496" meta:character-count="3241" meta:non-whitespace-character-count="2740"/>
    <meta:user-defined meta:name="Info 1"/>
    <meta:user-defined meta:name="Info 2"/>
    <meta:user-defined meta:name="Info 3"/>
    <meta:user-defined meta:name="Info 4"/>
  </office:meta>
</office:document-meta>
</file>